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Resolver2Wrapper.EntityResolver2Wrapper( EntityResolver2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Resolver2Wrapper.EntityResolver2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tityResolver2Wrapper.resolveEntity( XMLResourceIdentifier resourceIdentifi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ntityResolver2Wrapper.getExternalSubset( XMLDTDDescription grammar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ityResolver2Wrapp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Resolver2Wrapper.createXMLInputSource( InputSource source , String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ityResolver2Wrapper.setEntityResolver( EntityResolver2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